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35.72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Я говорю, привет!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!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branch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creation-date>2009-04-16T11:32:48Z</meta:creation-date>
    <dc:date>2017-07-14T11:54:26.760000000</dc:date>
    <meta:editing-cycles>5</meta:editing-cycles>
    <meta:editing-duration>PT6M25S</meta:editing-duration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